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Tag.setTemplate( Script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.get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Tag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Tag.doTag( XMLOutput outpu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DynamicTag.Dynamic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ynamicTag.DynamicTag( Script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